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paragraph-rsid="001ef5af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Nimbus Sans" fo:font-size="28pt" fo:font-weight="bold" officeooo:rsid="0015679a" officeooo:paragraph-rsid="001ef5af" style:font-name-asian="Arial Unicode MS" style:font-size-asian="28pt" style:font-weight-asian="bold" style:font-name-complex="Arial" style:font-size-complex="2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text-properties style:font-name="Nimbus Sans" fo:font-size="28pt" fo:font-weight="bold" officeooo:rsid="007afc33" officeooo:paragraph-rsid="001ef5af" style:font-name-asian="Nimbus Sans1" style:font-size-asian="28pt" style:font-weight-asian="bold" style:font-name-complex="FreeSans" style:font-size-complex="28pt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333333" loext:opacity="100%" style:font-name="Helvetica" fo:font-size="10.5pt" fo:background-color="#ffffff" loext:char-shading-value="0" style:font-size-asian="10.5pt" style:font-name-complex="Helvetica1" style:font-size-complex="10.5pt"/>
    </style:style>
    <style:style style:name="T3" style:family="text">
      <style:text-properties fo:color="#333333" loext:opacity="100%" fo:font-size="10.5pt" fo:background-color="#ffffff" loext:char-shading-value="0" style:font-size-asian="10.5pt" style:font-name-complex="Helvetica1" style:font-size-complex="10.5pt"/>
    </style:style>
    <style:style style:name="T4" style:family="text">
      <style:text-properties fo:color="#333333" loext:opacity="100%" fo:background-color="#ffffff" loext:char-shading-value="0" style:font-name-complex="Helvetica1"/>
    </style:style>
    <style:style style:name="T5" style:family="text">
      <style:text-properties officeooo:rsid="0017d2f1"/>
    </style:style>
    <style:style style:name="T6" style:family="text">
      <style:text-properties style:font-name="Nimbus Sans" fo:font-size="18pt" officeooo:rsid="00074244" style:font-name-asian="Nimbus Sans1" style:font-size-asian="18pt" style:font-name-complex="FreeSans" style:font-size-complex="18pt"/>
    </style:style>
    <style:style style:name="T7" style:family="text">
      <style:text-properties officeooo:rsid="001676d3"/>
    </style:style>
    <style:style style:name="T8" style:family="text">
      <style:text-properties officeooo:rsid="001ef5af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Portfólio de </text:span><text:span text:style-name="T8">Interação Homem Máquina</text:span></text:p>
      <text:p text:style-name="P6"/>
      <text:p text:style-name="P1"><text:span text:style-name="T5">Gabriel Gian, </text:span><text:span text:style-name="T6">6</text:span><text:span text:style-name="T5">° período</text:span></text:p>
      <text:p text:style-name="Standard"/>
      <text:h text:style-name="Heading_20_3" text:outline-level="3">Estudo de caso: Quanta Magazine</text:h>
      <text:p text:style-name="P5"><text:a xlink:type="simple" xlink:href="https://www.quantamagazine.org" text:style-name="Internet_20_link" text:visited-style-name="Visited_20_Internet_20_Link"><text:span text:style-name="Internet_20_link"><text:span text:style-name="T11">https://www.quantamagazine.org</text:span></text:span></text:a></text:p>
      <text:p text:style-name="P4"/>
      <text:p text:style-name="P4"><text:tab/>Dadas as diretrizes da heurística de Nielsen, o site da prestigiada revista de ciência Quanta Magazine, desenvolvido pela Dogstudio, pode ser bem avaliado como um sistema de interface de usuário bem implementado:</text:p>
      <text:p text:style-name="P4"/>
      <text:list xml:id="list3834037481" text:style-name="WWNum1">
        <text:list-item>
          <text:p text:style-name="P2">Visibilidade do estado do sistema: o site deixa o usuário a par do estado atual por meio da cor de acentuação laranja em barras de carregamento e de progresso na leitura de artigos, além como sublinhados sob itens de menus. Ao ler um artigo, o nome do mesmo é exibido na barra superior por toda a leitura, dando espaço para o cabeçalho geral do site quando a página é rolada para cima;</text:p>
        </text:list-item>
        <text:list-item>
          <text:p text:style-name="P2">Correspondência entre o sistema e o mundo real: o site faz uso de pouca iconografia e termos bem definidos em sua interface, como a já conhecida fita para o salvamento de artigos, a silhueta para configurações de conta, a lupa para pesquisa e as três barras para a ampliação do menu, além de explicações em texto para alguns termos, como o de <text:span text:style-name="T1">newsletter</text:span>, para se receber e-mails informativos.</text:p>
        </text:list-item>
        <text:list-item>
          <text:p text:style-name="P2">Controle e liberdade do usuário: o usuário é constantemente guiado pelos simples controles do site, que respondem muito bem e fazem exatamente o que é requisitado, não sendo necessária nenhuma saída forçada para corrigir ações do usuário.</text:p>
        </text:list-item>
        <text:list-item>
          <text:p text:style-name="P2">Consistência e padronização: o site segue uma convenção bem definida de palavras e cores de acentuação, além de um padrão claro de leiaute e disposição de elementos.</text:p>
        </text:list-item>
        <text:list-item>
          <text:p text:style-name="P2">Reconhecimento em vez de memorização: as opções de entrada para os diversos elementos da interface seguem modelos com iconografia clara e palavras reconhecíveis facilmente, mesmo quando o leiaute é afetado pelo redimensionamento da tela, por exemplo, ao ser aberta em dispositivos móveis.</text:p>
        </text:list-item>
        <text:list-item>
          <text:p text:style-name="P2">Flexibilidade e eficiência de uso: o site não permite reposicionar elementos, além de não possuir teclas de atalho e botões de comando.</text:p>
        </text:list-item>
        <text:list-item>
          <text:p text:style-name="P2"><text:soft-page-break/>Projeto estético e minimalista: o projeto estético do site é visualmente limpo, com poucos elementos de distração, cores sóbrias e disposição de artigos em listas bem espaçadas e com divisões claras.</text:p>
        </text:list-item>
        <text:list-item>
          <text:p text:style-name="P2">Prevenção de erros: há páginas de erro para artigos não encontrados e links quebrados, que além de informar a incapacidade de se acessar a página requisitada, oferece sugestões de artigos que de fato podem ser acessados.</text:p>
        </text:list-item>
        <text:list-item>
          <text:p text:style-name="P2"><text:span text:style-name="T4">Ajuda os usuários a reconhecerem, diagnosticarem e se recuperarem de erros: as mensagens de erro são claras e se destacam dos demais elementos da página.</text:span></text:p>
        </text:list-item>
        <text:list-item>
          <text:p text:style-name="P2">Ajuda e documentação: o site não possui documentação, uma vez que se restringe à leitura de artigos da revista.<text:bookmark text:name="_GoBack"/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Gian Fonseca Lemos</meta:initial-creator>
    <meta:editing-cycles>10</meta:editing-cycles>
    <meta:creation-date>2021-11-10T10:46:00</meta:creation-date>
    <dc:date>2021-11-17T18:35:15.163648320</dc:date>
    <meta:editing-duration>PT2H52M59S</meta:editing-duration>
    <meta:generator>LibreOffice/7.2.2.2$Linux_X86_64 LibreOffice_project/20$Build-2</meta:generator>
    <meta:document-statistic meta:table-count="0" meta:image-count="0" meta:object-count="0" meta:page-count="2" meta:paragraph-count="15" meta:word-count="436" meta:character-count="2640" meta:non-whitespace-character-count="2228"/>
    <meta:user-defined meta:name="AppVersion">15.0000</meta:user-defined>
    <meta:template xlink:type="simple" xlink:actuate="onRequest" xlink:title="Normal" xlink:href=""/>
  </office:meta>
</office:document-meta>
</file>